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25-09-2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25-04-1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24-09-2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24-04-24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23-10-0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23-04-2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22-09-2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22-04-22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21-09-28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21-04-22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20-09-1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20-04-28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19-09-2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19-04-24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18-09-04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18-04-27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17-10-0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17-04-13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16-09-2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16-04-08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15-09-18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15-04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14-09-26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14-04-24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13-09-20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13-04-2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12-09-06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12-04-0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11-09-2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11-04-27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10-09-2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10-04-3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9-04-1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8-09-2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8-04-18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7-09-21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7-03-30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6-09-2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6-03-28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5-06-2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5-06-0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5-05-0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5-04-05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5-03-08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5-02-02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5-01-03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4-12-02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4-10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4-09-3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4-08-30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4-07-30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4-07-0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4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4-04-2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4-03-30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4-03-0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4-01-30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3-12-2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3-11-26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3-10-3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3-09-29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3-08-2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3-07-29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2-04-1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2-03-2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2-02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2-01-25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1-12-2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1-11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1-10-3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1-09-2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1-08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1-07-2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1-06-0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1-04-1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1-03-1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1-02-1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1-01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0-12-1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0-11-0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0-10-13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0-09-1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0-08-1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0-07-0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0-06-08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0-05-11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0-03-1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2000-01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9-12-22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9-11-1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9-10-1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9-08-20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9-08-0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9-07-23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9-06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9-05-1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9-04-1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9-03-1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9-02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9-01-2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8-10-1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8-08-1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8-05-1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8-03-16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8-02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7-12-0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7-10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7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7-08-0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7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7-03-27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7-01-1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6-05-2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6-02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6-01-23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5-10-3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5-08-1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5-02-1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4-12-22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4-05-2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4-03-3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4-02-0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3-11-0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3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2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2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0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9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8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1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0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79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78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123076241603</text:p>
          </table:table-cell>
          <table:table-cell office:value-type="string" calcext:value-type="string">
            <text:p>AA Cg <text:s/>24</text:p>
          </table:table-cell>
          <table:table-cell office:value-type="string" calcext:value-type="string">
            <text:p>197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08" meta:object-count="0"/>
    <meta:user-defined meta:name="AppVersion">3.0</meta:user-defined>
  </office:meta>
</office:document-meta>
</file>